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5.475cm" svg:y="0.724cm">
            <draw:object draw:notify-on-update-of-ranges="Feuille1.A2:Feuille1.A12 Feuille1.B2:Feui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1453" calcext:value-type="float">
            <text:p>0,5145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01859" calcext:value-type="float">
            <text:p>1,0185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50811" calcext:value-type="float">
            <text:p>1,5081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27105" calcext:value-type="float">
            <text:p>2,271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.42108" calcext:value-type="float">
            <text:p>3,4210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5.50636" calcext:value-type="float">
            <text:p>5,506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.87695" calcext:value-type="float">
            <text:p>4,8769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.30681" calcext:value-type="float">
            <text:p>4,3068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.12234" calcext:value-type="float">
            <text:p>5,1223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.58447" calcext:value-type="float">
            <text:p>5,58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4T11:28:19.079000000</meta:creation-date>
    <meta:generator>LibreOffice/6.4.1.2$Windows_X86_64 LibreOffice_project/4d224e95b98b138af42a64d84056446d09082932</meta:generator>
    <dc:date>2023-11-24T12:09:27.674000000</dc:date>
    <meta:editing-duration>PT10M3S</meta:editing-duration>
    <meta:editing-cycles>1</meta:editing-cycles>
    <meta:document-statistic meta:table-count="1" meta:cell-count="2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33cm" svg:y="4.205cm" style:legend-expansion="high" chart:style-name="ch2"/>
        <chart:plot-area chart:style-name="ch3" table:cell-range-address="Feuille1.A2:Feuille1.B12" chart:data-source-has-labels="column" svg:x="0.32cm" svg:y="0.18cm" svg:width="12.393cm" svg:height="8.64cm">
          <chartooo:coordinate-region svg:x="1.841cm" svg:y="0.18cm" svg:width="10.734cm" svg:height="6.672cm"/>
          <chart:axis chart:dimension="x" chart:name="primary-x" chart:style-name="ch4" chartooo:axis-type="auto">
            <chartooo:date-scale/>
            <chart:categories table:cell-range-address="Feuille1.A2:Feui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2:Feuille1.A12</svg:desc>
                </draw:g>
              </table:table-cell>
              <table:table-cell office:value-type="float" office:value="NaN">
                <text:p>NaN</text:p>
                <draw:g>
                  <svg:desc>Feuille1.B2:Feuille1.B1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1453">
                <text:p>0.5145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01859">
                <text:p>1.0185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50811">
                <text:p>1.5081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.27105">
                <text:p>2.2710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3.42108">
                <text:p>3.4210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5.50636">
                <text:p>5.5063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4.87695">
                <text:p>4.8769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4.30681">
                <text:p>4.3068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12234">
                <text:p>5.1223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8447">
                <text:p>5.58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